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Resource</text:p>
          </table:table-cell>
          <table:table-cell office:value-type="string">
            <text:p>Date</text:p>
          </table:table-cell>
          <table:table-cell office:value-type="string">
            <text:p>x1</text:p>
          </table:table-cell>
          <table:table-cell office:value-type="string">
            <text:p>x10</text:p>
          </table:table-cell>
          <table:table-cell office:value-type="string">
            <text:p>x100</text:p>
          </table:table-cell>
        </table:table-row>
        <table:table-row table:style-name="ro1">
          <table:table-cell office:value-type="string">
            <text:p>Abrarc</text:p>
          </table:table-cell>
          <table:table-cell office:value-type="string">
            <text:p>20251117_235133</text:p>
          </table:table-cell>
          <table:table-cell office:value-type="float" office:value="25999">
            <text:p>25999</text:p>
          </table:table-cell>
          <table:table-cell table:number-columns-repeated="2"/>
        </table:table-row>
        <table:table-row table:style-name="ro1">
          <table:table-cell office:value-type="string">
            <text:p>Arc Ange</text:p>
          </table:table-cell>
          <table:table-cell office:value-type="string">
            <text:p>20251117_235133</text:p>
          </table:table-cell>
          <table:table-cell office:value-type="float" office:value="499999">
            <text:p>499999</text:p>
          </table:table-cell>
          <table:table-cell table:number-columns-repeated="2"/>
        </table:table-row>
        <table:table-row table:style-name="ro1">
          <table:table-cell office:value-type="string">
            <text:p>Arc Anum</text:p>
          </table:table-cell>
          <table:table-cell office:value-type="string">
            <text:p>20251117_235133</text:p>
          </table:table-cell>
          <table:table-cell office:value-type="float" office:value="39999">
            <text:p>39999</text:p>
          </table:table-cell>
          <table:table-cell table:number-columns-repeated="2"/>
        </table:table-row>
        <table:table-row table:style-name="ro1">
          <table:table-cell office:value-type="string">
            <text:p>Arc Assin</text:p>
          </table:table-cell>
          <table:table-cell office:value-type="string">
            <text:p>20251117_235133</text:p>
          </table:table-cell>
          <table:table-cell office:value-type="float" office:value="275000">
            <text:p>275000</text:p>
          </table:table-cell>
          <table:table-cell table:number-columns-repeated="2"/>
        </table:table-row>
        <table:table-row table:style-name="ro1">
          <table:table-cell office:value-type="string">
            <text:p>Arc Boutant</text:p>
          </table:table-cell>
          <table:table-cell office:value-type="string">
            <text:p>20251117_235133</text:p>
          </table:table-cell>
          <table:table-cell office:value-type="float" office:value="199999">
            <text:p>199999</text:p>
          </table:table-cell>
          <table:table-cell table:number-columns-repeated="2"/>
        </table:table-row>
        <table:table-row table:style-name="ro1">
          <table:table-cell office:value-type="string">
            <text:p>Arc Buse</text:p>
          </table:table-cell>
          <table:table-cell office:value-type="string">
            <text:p>20251117_235133</text:p>
          </table:table-cell>
          <table:table-cell office:value-type="float" office:value="2298">
            <text:p>2298</text:p>
          </table:table-cell>
          <table:table-cell table:number-columns-repeated="2"/>
        </table:table-row>
        <table:table-row table:style-name="ro1">
          <table:table-cell office:value-type="string">
            <text:p>Arc Chiduc</text:p>
          </table:table-cell>
          <table:table-cell office:value-type="string">
            <text:p>20251117_235133</text:p>
          </table:table-cell>
          <table:table-cell office:value-type="float" office:value="350000">
            <text:p>350000</text:p>
          </table:table-cell>
          <table:table-cell table:number-columns-repeated="2"/>
        </table:table-row>
        <table:table-row table:style-name="ro1">
          <table:table-cell office:value-type="string">
            <text:p>Arc Chitecte</text:p>
          </table:table-cell>
          <table:table-cell office:value-type="string">
            <text:p>20251117_235133</text:p>
          </table:table-cell>
          <table:table-cell office:value-type="float" office:value="585000">
            <text:p>585000</text:p>
          </table:table-cell>
          <table:table-cell table:number-columns-repeated="2"/>
        </table:table-row>
        <table:table-row table:style-name="ro1">
          <table:table-cell office:value-type="string">
            <text:p>Arc Chtelion</text:p>
          </table:table-cell>
          <table:table-cell office:value-type="string">
            <text:p>20251117_235133</text:p>
          </table:table-cell>
          <table:table-cell office:value-type="float" office:value="120000">
            <text:p>120000</text:p>
          </table:table-cell>
          <table:table-cell table:number-columns-repeated="2"/>
        </table:table-row>
        <table:table-row table:style-name="ro1">
          <table:table-cell office:value-type="string">
            <text:p>Arc Déroutant</text:p>
          </table:table-cell>
          <table:table-cell office:value-type="string">
            <text:p>20251117_235133</text:p>
          </table:table-cell>
          <table:table-cell office:value-type="float" office:value="1997">
            <text:p>1997</text:p>
          </table:table-cell>
          <table:table-cell table:number-columns-repeated="2"/>
        </table:table-row>
        <table:table-row table:style-name="ro1">
          <table:table-cell office:value-type="string">
            <text:p>Arc Ecologique</text:p>
          </table:table-cell>
          <table:table-cell office:value-type="string">
            <text:p>20251117_235133</text:p>
          </table:table-cell>
          <table:table-cell office:value-type="float" office:value="1949">
            <text:p>1949</text:p>
          </table:table-cell>
          <table:table-cell table:number-columns-repeated="2"/>
        </table:table-row>
        <table:table-row table:style-name="ro1">
          <table:table-cell office:value-type="string">
            <text:p>Arc Hade</text:p>
          </table:table-cell>
          <table:table-cell office:value-type="string">
            <text:p>20251117_235133</text:p>
          </table:table-cell>
          <table:table-cell office:value-type="float" office:value="996">
            <text:p>996</text:p>
          </table:table-cell>
          <table:table-cell table:number-columns-repeated="2"/>
        </table:table-row>
        <table:table-row table:style-name="ro1">
          <table:table-cell office:value-type="string">
            <text:p>Arc Hanne</text:p>
          </table:table-cell>
          <table:table-cell office:value-type="string">
            <text:p>20251117_235133</text:p>
          </table:table-cell>
          <table:table-cell office:value-type="float" office:value="249999">
            <text:p>249999</text:p>
          </table:table-cell>
          <table:table-cell table:number-columns-repeated="2"/>
        </table:table-row>
        <table:table-row table:style-name="ro1">
          <table:table-cell office:value-type="string">
            <text:p>Arc Heub?Huz?</text:p>
          </table:table-cell>
          <table:table-cell office:value-type="string">
            <text:p>20251117_235133</text:p>
          </table:table-cell>
          <table:table-cell office:value-type="float" office:value="999314">
            <text:p>999314</text:p>
          </table:table-cell>
          <table:table-cell table:number-columns-repeated="2"/>
        </table:table-row>
        <table:table-row table:style-name="ro1">
          <table:table-cell office:value-type="string">
            <text:p>Arc Hidsad</text:p>
          </table:table-cell>
          <table:table-cell office:value-type="string">
            <text:p>20251117_23513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1">
          <table:table-cell office:value-type="string">
            <text:p>Arc Hisedaisange</text:p>
          </table:table-cell>
          <table:table-cell office:value-type="string">
            <text:p>20251117_235133</text:p>
          </table:table-cell>
          <table:table-cell office:value-type="float" office:value="325000">
            <text:p>325000</text:p>
          </table:table-cell>
          <table:table-cell table:number-columns-repeated="2"/>
        </table:table-row>
        <table:table-row table:style-name="ro1">
          <table:table-cell office:value-type="string">
            <text:p>Arc Holic</text:p>
          </table:table-cell>
          <table:table-cell office:value-type="string">
            <text:p>20251117_235133</text:p>
          </table:table-cell>
          <table:table-cell office:value-type="float" office:value="2499">
            <text:p>2499</text:p>
          </table:table-cell>
          <table:table-cell table:number-columns-repeated="2"/>
        </table:table-row>
        <table:table-row table:style-name="ro1">
          <table:table-cell office:value-type="string">
            <text:p>Arc Hord'Eon?</text:p>
          </table:table-cell>
          <table:table-cell office:value-type="string">
            <text:p>20251117_235133</text:p>
          </table:table-cell>
          <table:table-cell office:value-type="float" office:value="2199999">
            <text:p>2199999</text:p>
          </table:table-cell>
          <table:table-cell table:number-columns-repeated="2"/>
        </table:table-row>
        <table:table-row table:style-name="ro1">
          <table:table-cell office:value-type="string">
            <text:p>Arc Huledela</text:p>
          </table:table-cell>
          <table:table-cell office:value-type="string">
            <text:p>20251117_235133</text:p>
          </table:table-cell>
          <table:table-cell office:value-type="float" office:value="830000">
            <text:p>830000</text:p>
          </table:table-cell>
          <table:table-cell table:number-columns-repeated="2"/>
        </table:table-row>
        <table:table-row table:style-name="ro1">
          <table:table-cell office:value-type="string">
            <text:p>Arc Ko'Neun'</text:p>
          </table:table-cell>
          <table:table-cell office:value-type="string">
            <text:p>20251117_235133</text:p>
          </table:table-cell>
          <table:table-cell office:value-type="float" office:value="1222222">
            <text:p>1222222</text:p>
          </table:table-cell>
          <table:table-cell table:number-columns-repeated="2"/>
        </table:table-row>
        <table:table-row table:style-name="ro1">
          <table:table-cell office:value-type="string">
            <text:p>Arc Lavoine</text:p>
          </table:table-cell>
          <table:table-cell office:value-type="string">
            <text:p>20251117_235133</text:p>
          </table:table-cell>
          <table:table-cell office:value-type="float" office:value="199999">
            <text:p>199999</text:p>
          </table:table-cell>
          <table:table-cell table:number-columns-repeated="2"/>
        </table:table-row>
        <table:table-row table:style-name="ro1">
          <table:table-cell office:value-type="string">
            <text:p>Arc Oleptik</text:p>
          </table:table-cell>
          <table:table-cell office:value-type="string">
            <text:p>20251117_235133</text:p>
          </table:table-cell>
          <table:table-cell office:value-type="float" office:value="399999">
            <text:p>399999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8">18/11/2025</text:date>, <text:time>15:5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9S</meta:editing-duration>
    <meta:editing-cycles>3</meta:editing-cycles>
    <meta:generator>OpenOffice/4.1.14$Win32 OpenOffice.org_project/4114m1$Build-9811</meta:generator>
    <dc:date>2025-11-18T15:52:46.51</dc:date>
    <meta:document-statistic meta:table-count="3" meta:cell-count="71" meta:object-count="0"/>
    <meta:user-defined meta:name="Info 1"/>
    <meta:user-defined meta:name="Info 2"/>
    <meta:user-defined meta:name="Info 3"/>
    <meta:user-defined meta:name="Info 4"/>
  </office:meta>
</office:document-meta>
</file>